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ntarell Light" svg:font-family="'Cantarell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1515d9" officeooo:paragraph-rsid="001515d9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ans" officeooo:rsid="001515d9" officeooo:paragraph-rsid="001515d9"/>
    </style:style>
    <style:style style:name="P4" style:family="paragraph" style:parent-style-name="Standard">
      <style:text-properties style:font-name="Liberation Sans" fo:font-weight="bold" officeooo:rsid="00284912" officeooo:paragraph-rsid="00284912" style:font-weight-asian="bold" style:font-weight-complex="bold"/>
    </style:style>
    <style:style style:name="P5" style:family="paragraph" style:parent-style-name="Standard">
      <style:text-properties style:font-name="Liberation Sans" officeooo:rsid="00258265" officeooo:paragraph-rsid="00258265"/>
    </style:style>
    <style:style style:name="P6" style:family="paragraph" style:parent-style-name="Standard">
      <style:text-properties style:font-name="Liberation Sans" officeooo:rsid="00258265" officeooo:paragraph-rsid="0028d19c"/>
    </style:style>
    <style:style style:name="P7" style:family="paragraph" style:parent-style-name="Standard">
      <style:text-properties style:font-name="Liberation Sans" officeooo:rsid="0023f441" officeooo:paragraph-rsid="0023f441"/>
    </style:style>
    <style:style style:name="P8" style:family="paragraph" style:parent-style-name="Standard">
      <style:text-properties style:font-name="Liberation Sans" officeooo:rsid="00298fc5" officeooo:paragraph-rsid="00298fc5"/>
    </style:style>
    <style:style style:name="P9" style:family="paragraph" style:parent-style-name="Standard">
      <style:text-properties style:font-name="Liberation Sans" officeooo:rsid="002acf2c" officeooo:paragraph-rsid="002acf2c"/>
    </style:style>
    <style:style style:name="P10" style:family="paragraph" style:parent-style-name="Standard">
      <style:text-properties style:font-name="Liberation Sans" officeooo:rsid="002cc995" officeooo:paragraph-rsid="002cc995"/>
    </style:style>
    <style:style style:name="P11" style:family="paragraph" style:parent-style-name="Standard">
      <style:text-properties style:font-name="Liberation Sans" style:text-underline-style="none" officeooo:rsid="002000e8" officeooo:paragraph-rsid="0023f441"/>
    </style:style>
    <style:style style:name="P12" style:family="paragraph" style:parent-style-name="Standard">
      <loext:graphic-properties draw:fill="none"/>
      <style:paragraph-properties fo:margin-left="1cm" fo:margin-right="0cm" fo:text-indent="-0.9cm" style:auto-text-indent="false" fo:background-color="transparent"/>
      <style:text-properties fo:color="#000000" style:font-name="Liberation Sans" style:text-underline-style="none" officeooo:rsid="001c42f7" officeooo:paragraph-rsid="001c42f7"/>
    </style:style>
    <style:style style:name="P13" style:family="paragraph" style:parent-style-name="Standard">
      <loext:graphic-properties draw:fill="none"/>
      <style:paragraph-properties fo:margin-left="1cm" fo:margin-right="0cm" fo:text-indent="-0.9cm" style:auto-text-indent="false" fo:background-color="transparent"/>
      <style:text-properties fo:color="#000000" style:font-name="Liberation Sans" style:text-underline-style="none" officeooo:rsid="00227b33" officeooo:paragraph-rsid="00227b33"/>
    </style:style>
    <style:style style:name="P14" style:family="paragraph" style:parent-style-name="Standard">
      <loext:graphic-properties draw:fill="none"/>
      <style:paragraph-properties fo:margin-left="1cm" fo:margin-right="0cm" fo:text-indent="-0.9cm" style:auto-text-indent="false" fo:background-color="transparent"/>
      <style:text-properties style:font-name="Liberation Sans" style:text-underline-style="none" officeooo:rsid="002000e8" officeooo:paragraph-rsid="002000e8"/>
    </style:style>
    <style:style style:name="P15" style:family="paragraph" style:parent-style-name="Standard">
      <loext:graphic-properties draw:fill="none"/>
      <style:paragraph-properties fo:margin-left="1cm" fo:margin-right="0cm" fo:text-indent="-0.9cm" style:auto-text-indent="false" fo:background-color="transparent"/>
      <style:text-properties style:font-name="Liberation Sans" style:text-underline-style="none" officeooo:rsid="002000e8" officeooo:paragraph-rsid="00284912"/>
    </style:style>
    <style:style style:name="P16" style:family="paragraph" style:parent-style-name="Standard">
      <loext:graphic-properties draw:fill="none"/>
      <style:paragraph-properties fo:margin-left="1cm" fo:margin-right="0cm" fo:text-indent="-0.9cm" style:auto-text-indent="false" fo:background-color="transparent"/>
      <style:text-properties style:font-name="Liberation Sans" style:text-underline-style="none" fo:font-weight="bold" officeooo:rsid="002000e8" officeooo:paragraph-rsid="00284912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font-name="Liberation Sans" officeooo:rsid="001515d9" officeooo:paragraph-rsid="001515d9"/>
    </style:style>
    <style:style style:name="P18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font-name="Liberation Sans" style:text-underline-style="none" officeooo:rsid="0016b498" officeooo:paragraph-rsid="0016b498"/>
    </style:style>
    <style:style style:name="P19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font-name="Liberation Sans" style:text-underline-style="none" officeooo:rsid="0019838c" officeooo:paragraph-rsid="0019838c"/>
    </style:style>
    <style:style style:name="P20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font-name="Liberation Sans" style:text-underline-style="none" officeooo:rsid="001c42f7" officeooo:paragraph-rsid="001c42f7"/>
    </style:style>
    <style:style style:name="P21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1515d9" officeooo:paragraph-rsid="001515d9"/>
    </style:style>
    <style:style style:name="P22" style:family="paragraph" style:parent-style-name="Standard" style:master-page-name="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style:page-number="auto" fo:background-color="transparent"/>
      <style:text-properties style:font-name="Liberation Sans" officeooo:rsid="001515d9" officeooo:paragraph-rsid="001515d9"/>
    </style:style>
    <style:style style:name="P23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50%" fo:text-indent="0cm" style:auto-text-indent="false" fo:background-color="transparent"/>
      <style:text-properties fo:color="#000000" style:font-name="Liberation Sans" style:text-underline-style="none" officeooo:rsid="001c42f7" officeooo:paragraph-rsid="001c42f7"/>
    </style:style>
    <style:style style:name="P24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50%" fo:text-indent="0cm" style:auto-text-indent="false" fo:background-color="transparent"/>
      <style:text-properties fo:color="#000000" style:font-name="Liberation Sans" style:text-underline-style="none" fo:font-weight="bold" officeooo:rsid="00284912" officeooo:paragraph-rsid="00284912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27b33"/>
    </style:style>
    <style:style style:name="T4" style:family="text">
      <style:text-properties fo:color="#c9211e" style:text-underline-style="none"/>
    </style:style>
    <style:style style:name="T5" style:family="text">
      <style:text-properties fo:color="#c9211e" style:text-underline-style="none" officeooo:rsid="001c42f7"/>
    </style:style>
    <style:style style:name="T6" style:family="text">
      <style:text-properties fo:color="#c9211e" style:text-underline-style="solid" style:text-underline-width="auto" style:text-underline-color="font-color"/>
    </style:style>
    <style:style style:name="T7" style:family="text">
      <style:text-properties officeooo:rsid="001e0e24"/>
    </style:style>
    <style:style style:name="T8" style:family="text">
      <style:text-properties officeooo:rsid="00276af6"/>
    </style:style>
    <style:style style:name="T9" style:family="text">
      <style:text-properties officeooo:rsid="0028d19c"/>
    </style:style>
    <style:style style:name="T10" style:family="text">
      <style:text-properties officeooo:rsid="002acf2c"/>
    </style:style>
    <style:style style:name="T11" style:family="text">
      <style:text-properties officeooo:rsid="002cc9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Relationenmodell AG-Manager</text:p>
      <text:p text:style-name="P3"/>
      <text:p text:style-name="P22">AGs: AG<text:span text:style-name="T1">ID</text:span><text:span text:style-name="T2">, Titel, Wochentag, Uhrzeit, Dauer, maxTeilnehmer, Mehrfachbelegbarkeit, Schuljahr, Kurzbeschreibung</text:span></text:p>
      <text:p text:style-name="P21"><text:span text:style-name="T2">Termine: </text:span><text:span text:style-name="T1">TerminID</text:span><text:span text:style-name="T2">, Datum/Uhrzeit, Dauer, Anmerkung, </text:span><text:span text:style-name="T5">AGID</text:span></text:p>
      <text:p text:style-name="P21"><text:span text:style-name="T2">Benutzer: </text:span><text:span text:style-name="T1">BenutzerID,</text:span><text:span text:style-name="T2"> Vorname, Nachname Benutzername E-Mail, Registrierdatum, Passwort, Rolle</text:span></text:p>
      <text:p text:style-name="P21"><text:span text:style-name="T2">Andere: </text:span><text:span text:style-name="T4">BenutzerID</text:span></text:p>
      <text:p text:style-name="P17"><text:span text:style-name="T2">Schueler: Schuelernr, Klasse, LetzteAktualisierung</text:span><text:span text:style-name="T3">S</text:span><text:span text:style-name="T2">, </text:span><text:span text:style-name="T6">BenutzerID</text:span></text:p>
      <text:p text:style-name="P17"><text:span text:style-name="T2">Lehrer: Kuerzel, </text:span><text:span text:style-name="T3">LetzteAktualisierungL,</text:span><text:span text:style-name="T2"> </text:span><text:span text:style-name="T6">BenutzerID</text:span></text:p>
      <text:p text:style-name="P18">Session: <text:span text:style-name="T1">SessionID,</text:span> Zeitstempel, <text:span text:style-name="T6">BenutzerID</text:span></text:p>
      <text:p text:style-name="P19">Leiten: <text:span text:style-name="T6">AGID, BenutzerID</text:span></text:p>
      <text:p text:style-name="P20">Anwesenheit: <text:span text:style-name="T6">TerminID, BenutzerID</text:span></text:p>
      <text:p text:style-name="P20"><text:span text:style-name="T10">Teilnahme</text:span>: Schuljahr, <text:span text:style-name="T6">AGID, BenutzerID</text:span></text:p>
      <text:p text:style-name="P23"/>
      <text:p text:style-name="P24">Diskussion</text:p>
      <text:p text:style-name="P12">Umgang mit obsoleten Daten (Benutzer, AGs etc) – <text:span text:style-name="T7">Könnten Lehrer auch ein Attribut „Letzte Aktualisierung“ bekommen? Andere kann man ja einfach rausschmeißen, wenn die letzte Session 1 Jahr her ist oder so….</text:span></text:p>
      <text:p text:style-name="P12"/>
      <text:p text:style-name="P13">Benutzer besitzt Session: 1:1 Beziehung? Muss jeder Benutzer immer genau 1 Session besitzen und umgekehrt? <text:span text:style-name="T9">Dann könnte man die Session mit in die „Benutzer“-Relation hineinnehmen.</text:span></text:p>
      <text:p text:style-name="P12"/>
      <text:p text:style-name="P12"/>
      <text:p text:style-name="P14"/>
      <text:p text:style-name="P4">Transformation</text:p>
      <text:p text:style-name="P6">Transformation der Entitätstypen AGs, Termine, Benutzer, Session: </text:p>
      <text:p text:style-name="P6">1:1 aus ER-Modell übernommen.</text:p>
      <text:p text:style-name="P5"/>
      <text:p text:style-name="P6">Transformation der Subtypenbeziehungen Lehrer, Schueler, Andere: </text:p>
      <text:p text:style-name="P6"><text:span text:style-name="T8">Jeder Subtyp wird zu einem neuen Relationsschema, das alle Attribute des jeweiligne Subtyps als auch den Primärschlüssel des Supertyps als Fremdschlüssel enthält. Der Fremdschlüssel wird zum Primärschlüssel des Subtyps.</text:span></text:p>
      <text:p text:style-name="P1"/>
      <text:p text:style-name="P7">Transformation „<text:span text:style-name="T9">anwesend“:</text:span></text:p>
      <text:p text:style-name="P8">Es handelt sich um einen beidseitig optionalen m:n Beziehungstyp. Er wird in eine eigene Relation „Anwesenheit“ transformiert, die die Fremdschlüssel der beteiligten Entitäten (Termine und Benutzer) enthält, <text:span text:style-name="T10">die gemeinsam den Primärschlüssel bilden.</text:span></text:p>
      <text:p text:style-name="P8"><text:soft-page-break/>Semantikverlust, da Optionalität nicht mehr erkennbar ist. Integritätsbedingung (ein Benutzer kann nicht an mehreren Terminen gleichzeitig anwesend sein) muss hinzugefügt werden.</text:p>
      <text:p text:style-name="P8"/>
      <text:p text:style-name="P8">Transformation „findet statt“:</text:p>
      <text:p text:style-name="P8">Der n:1 Beziehungstyp (Termin – AG) wird in den Entitätstyp Termine durch Hinzunahme der AGID integriert.</text:p>
      <text:p text:style-name="P8">Semantikverlust, weil einseitige Optionalität (eine AG muss nicht zwangsläufig einen Termin haben) nicht mehr erkennbar. <text:span text:style-name="T10">Integritätsbedingung notwendig, weil ein Termin nur genau einer AG zugeordnet werden darf. </text:span></text:p>
      <text:p text:style-name="P8"/>
      <text:p text:style-name="P9">Transformation „leitet“:</text:p>
      <text:p text:style-name="P9">Es handelt sich um einen einseitig optionalen m:n Beziehungstyp. Er wird in eine eigene Relation „Leiten“ transformiert, die die Fremdschlüssel der beteiligten Entitätstypen (AGs und Benutzer) enthält, die gemeinsam den Primärschlüssel bilden. </text:p>
      <text:p text:style-name="P9">Semantikverlust, da Optionalität (nicht jeder Benutzer muss eine AG leiten) nicht mehr erkennbar. Keine Integritätsbedingungen notwendig.</text:p>
      <text:p text:style-name="P9"/>
      <text:p text:style-name="P9">Transformation „eingeschrieben“:</text:p>
      <text:p text:style-name="P9">Es handelt sich um einen <text:span text:style-name="T11">beid</text:span>seitig optionalen m:n Beziehungstyp. Er wird in eine eigene Relation „Teilnahme“ transformiert, <text:span text:style-name="T11">die die Fremdschlüssel der beteiligten Entitätstypen (AGs und Benutzer) enthält, die gemeinsam den Primärschlüssel bilden. </text:span></text:p>
      <text:p text:style-name="P10">Semantikverlust, da Optionalität (nicht jeder Benutzer muss an einer AG teilnehmen, eine AG muss keine Teilnehmer haben) nicht mehr erkennbar.</text:p>
      <text:p text:style-name="P10">Integritätsbedingung notwendig, um „maxTeilnehmer“ nicht zu überschreiten.</text:p>
      <text:p text:style-name="P7"/>
      <text:p text:style-name="P11"/>
      <text:p text:style-name="P7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ntarell Light" svg:font-family="'Cantarell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6:21:34.296592945</meta:creation-date>
    <dc:date>2021-03-28T10:25:00.996215528</dc:date>
    <meta:editing-duration>PT2H33M2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2" meta:paragraph-count="32" meta:word-count="367" meta:character-count="3043" meta:non-whitespace-character-count="2701"/>
  </office:meta>
</office:document-meta>
</file>